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cs" fo:country="CZ" style:text-underline-style="none" style:font-size-asian="16pt" style:font-size-complex="16pt"/>
    </style:style>
    <style:style style:name="P2"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3" style:family="paragraph" style:parent-style-name="Standard">
      <style:paragraph-properties fo:margin-left="0in" fo:margin-right="0in" fo:line-height="150%" fo:text-align="start" style:justify-single-word="false" fo:text-indent="0in" style:auto-text-indent="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4"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6"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style:text-underline-style="none" style:font-size-asian="16pt" style:font-size-complex="16pt"/>
    </style:style>
    <style:style style:name="P7" style:family="paragraph" style:parent-style-name="Standard">
      <style:paragraph-properties fo:margin-left="0in" fo:margin-right="0in" fo:line-height="150%" fo:text-align="justify" style:justify-single-word="false" fo:text-indent="0in" style:auto-text-indent="false">
        <style:tab-stops>
          <style:tab-stop style:position="3.4102in"/>
        </style:tab-stops>
      </style:paragraph-properties>
      <style:text-properties fo:color="#000000" style:font-name="Arial" fo:font-size="16pt" style:text-underline-style="none" style:font-size-asian="16pt" style:font-size-complex="16pt"/>
    </style:style>
    <style:style style:name="P8"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style:font-size-asian="16pt" style:font-size-complex="16pt"/>
    </style:style>
    <style:style style:name="P9" style:family="paragraph" style:parent-style-name="Standard">
      <style:paragraph-properties fo:margin-left="0in" fo:margin-right="0in" fo:line-height="150%" fo:text-align="justify" style:justify-single-word="false" fo:text-indent="0in" style:auto-text-indent="false"/>
      <style:text-properties fo:color="#000000" style:font-name="Times New Roman" fo:font-size="16pt" fo:language="en" fo:country="US" style:text-underline-style="none" style:font-size-asian="16pt" style:font-size-complex="16pt"/>
    </style:style>
    <style:style style:name="P10"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cs" fo:country="CZ" style:text-underline-style="none" style:font-size-asian="16pt" style:font-size-complex="16pt"/>
    </style:style>
    <style:style style:name="P11"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12"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en" fo:country="US" style:text-underline-style="none" fo:font-weight="bold" style:font-size-asian="16pt" style:font-weight-asian="bold" style:font-size-complex="16pt" style:font-weight-complex="bold"/>
    </style:style>
    <style:style style:name="P13" style:family="paragraph" style:parent-style-name="Standard">
      <style:paragraph-properties fo:margin-left="0in" fo:margin-right="0in" fo:line-height="150%" fo:text-align="justify" style:justify-single-word="false" fo:text-indent="0in" style:auto-text-indent="false"/>
      <style:text-properties fo:color="#cc3300" style:font-name="Arial" fo:font-size="16pt" fo:language="en" fo:country="US" style:text-underline-style="none" style:font-size-asian="16pt" style:font-size-complex="16pt"/>
    </style:style>
    <style:style style:name="P14"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P15"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6"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17" style:family="paragraph" style:parent-style-name="Standard">
      <style:paragraph-properties fo:margin-left="0in" fo:margin-right="0in" fo:line-height="150%" fo:text-align="justify" style:justify-single-word="false" fo:text-indent="0in" style:auto-text-indent="false">
        <style:tab-stops>
          <style:tab-stop style:position="3.4102in"/>
        </style:tab-stops>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18"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19" style:family="paragraph" style:parent-style-name="Standard">
      <style:paragraph-properties fo:margin-left="0in" fo:margin-right="0in" fo:line-height="150%" fo:text-align="center" style:justify-single-word="false" fo:text-indent="0in"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0"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3.4102in"/>
        </style:tab-stops>
      </style:paragraph-properties>
      <style:text-properties fo:font-variant="normal" fo:text-transform="none" fo:color="#cc3300" style:font-name="Arial" fo:font-size="16pt" fo:letter-spacing="normal" fo:language="cs" fo:country="CZ" fo:font-style="normal" style:text-underline-style="none" fo:font-weight="bold" style:font-size-asian="16pt" style:font-style-asian="normal" style:font-weight-asian="bold" style:font-size-complex="16pt" style:font-style-complex="normal" style:font-weight-complex="bold"/>
    </style:style>
    <style:style style:name="P21" style:family="paragraph" style:parent-style-name="Standard">
      <style:paragraph-properties fo:margin-left="0in" fo:margin-right="0in" fo:margin-top="0in" fo:margin-bottom="0in" fo:line-height="150%" fo:text-align="justify" style:justify-single-word="false" fo:text-indent="0in" style:auto-text-indent="false">
        <style:tab-stops>
          <style:tab-stop style:position="3.4102in"/>
        </style:tab-stops>
      </style:paragraph-properties>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in" fo:margin-top="0in" fo:margin-bottom="0in" fo:line-height="150%" fo:text-align="justify" style:justify-single-word="false" fo:text-indent="0in" style:auto-text-indent="false"/>
      <style:text-properties fo:color="#cc3300" style:font-name="Arial" fo:font-size="16pt" fo:language="cs" fo:country="CZ" style:text-underline-style="none" fo:font-weight="bold" style:font-size-asian="16pt" style:font-weight-asian="bold" style:font-size-complex="16pt" style:font-weight-complex="bold"/>
    </style:style>
    <style:style style:name="P23" style:family="paragraph" style:parent-style-name="Standard">
      <style:paragraph-properties fo:margin-left="0in" fo:margin-right="0in" fo:margin-top="0in" fo:margin-bottom="0in" fo:line-height="150%" fo:text-align="justify" style:justify-single-word="false" fo:text-indent="0in" style:auto-text-indent="false" fo:background-color="#eeeeee">
        <style:tab-stops>
          <style:tab-stop style:position="3.4102in"/>
        </style:tab-stops>
        <style:background-image/>
      </style:paragraph-properties>
    </style:style>
    <style:style style:name="P24" style:family="paragraph" style:parent-style-name="Standard">
      <style:paragraph-properties fo:margin-left="0in" fo:margin-right="0in" fo:margin-top="0in" fo:margin-bottom="0in" fo:line-height="150%" fo:text-align="center" style:justify-single-word="false" fo:text-indent="0in" style:auto-text-indent="false" fo:background-color="#eeeeee">
        <style:background-image/>
      </style:paragraph-properties>
      <style:text-properties fo:text-transform="uppercas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P25" style:family="paragraph" style:parent-style-name="Standard">
      <style:paragraph-properties fo:margin-left="0in" fo:margin-right="0in" fo:margin-top="0in" fo:margin-bottom="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6" style:family="paragraph" style:parent-style-name="Standard">
      <style:paragraph-properties fo:margin-left="0in" fo:margin-right="0in" fo:margin-top="0in" fo:margin-bottom="0in" fo:line-height="150%" fo:text-align="center"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27" style:family="paragraph" style:parent-style-name="Standard">
      <style:paragraph-properties fo:margin-left="0in" fo:margin-right="0in" fo:margin-top="0in" fo:margin-bottom="0in" fo:line-height="150%" fo:text-align="justify" style:justify-single-word="false" fo:text-indent="0in" style:auto-text-indent="false" fo:background-color="#eeeeee">
        <style:tab-stops>
          <style:tab-stop style:position="3.4102in"/>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in" fo:margin-right="0in" fo:margin-top="0in" fo:margin-bottom="0in" fo:line-height="150%" fo:text-align="center" style:justify-single-word="false" fo:text-indent="0in" style:auto-text-indent="false" fo:background-color="#eeeeee">
        <style:tab-stops>
          <style:tab-stop style:position="3.4102in"/>
        </style:tab-stops>
        <style:background-image/>
      </style:paragraph-properties>
      <style:text-properties fo:font-variant="normal" fo:text-transform="none" fo:color="#000000" style:font-name="Arial" fo:font-size="16pt" fo:letter-spacing="normal" fo:language="cs" fo:country="CZ" fo:font-style="italic" style:text-underline-style="none" fo:font-weight="normal" style:font-size-asian="16pt" style:font-style-asian="italic" style:font-weight-asian="normal" style:font-size-complex="16pt" style:font-style-complex="italic" style:font-weight-complex="normal"/>
    </style:style>
    <style:style style:name="P29" style:family="paragraph" style:parent-style-name="Standard">
      <style:paragraph-properties fo:margin-left="0in" fo:margin-right="0in" fo:margin-top="0in" fo:margin-bottom="0.1201in" fo:line-height="150%" fo:text-align="justify" style:justify-single-word="false" fo:text-indent="0in" style:auto-text-indent="false"/>
      <style:text-properties fo:color="#000000" style:font-name="Arial" fo:font-size="16pt" fo:language="cs" fo:country="CZ" style:text-underline-style="none" style:font-size-asian="16pt" style:font-size-complex="16pt"/>
    </style:style>
    <style:style style:name="P30"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32"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style>
    <style:style style:name="P33"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Arial" fo:font-size="16pt" fo:font-weight="bold" style:font-size-asian="16pt" style:font-weight-asian="bold" style:font-size-complex="16pt" style:font-weight-complex="bold"/>
    </style:style>
    <style:style style:name="P34"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5"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6"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7"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color="#000000" style:font-name="Arial" fo:font-size="16pt" fo:language="en" fo:country="US" style:text-underline-style="none" style:font-size-asian="16pt" style:font-size-complex="16pt"/>
    </style:style>
    <style:style style:name="P38"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Times New Roman" fo:font-size="16pt" fo:language="en" fo:country="US" style:text-underline-style="none" style:font-size-asian="16pt" style:font-size-complex="16pt"/>
    </style:style>
    <style:style style:name="P39" style:family="paragraph" style:parent-style-name="Standard">
      <style:paragraph-properties fo:margin-left="0in" fo:margin-right="0in" fo:margin-top="0in" fo:margin-bottom="0.1402in" fo:line-height="150%" fo:text-align="justify" style:justify-single-word="false" fo:text-indent="0in" style:auto-text-indent="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40"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color="#000000" style:font-name="Arial" fo:font-size="16pt" fo:language="cs" fo:country="CZ" style:text-underline-style="none" fo:font-weight="bold" style:font-size-asian="16pt" style:font-weight-asian="bold" style:font-size-complex="16pt" style:font-weight-complex="bold"/>
    </style:style>
    <style:style style:name="P41"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2" style:family="paragraph" style:parent-style-name="Standard">
      <style:paragraph-properties fo:margin-left="0in" fo:margin-right="0in" fo:line-height="150%" fo:text-align="start" style:justify-single-word="false" fo:text-indent="0in" style:auto-text-indent="false" fo:background-color="#eeeeee">
        <style:background-image/>
      </style:paragraph-properties>
      <style:text-properties fo:font-variant="normal" fo:text-transform="none" fo:color="#000000" style:font-name="Roboto" fo:font-size="16pt" fo:letter-spacing="normal" fo:language="cs" fo:country="CZ" fo:font-style="normal" style:text-underline-style="none" fo:font-weight="normal" style:font-size-asian="16pt" style:font-weight-asian="normal" style:font-size-complex="16pt" style:font-weight-complex="normal"/>
    </style:style>
    <style:style style:name="P43" style:family="paragraph" style:parent-style-name="Standard">
      <style:paragraph-properties fo:margin-left="0in" fo:margin-right="0in" fo:line-height="150%" fo:text-align="justify" style:justify-single-word="false" fo:text-indent="0in" style:auto-text-indent="false" fo:background-color="#eeeeee">
        <style:background-image/>
      </style:paragraph-properties>
      <style:text-properties fo:font-variant="normal" fo:text-transform="none" fo:color="#222222"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4" style:family="paragraph" style:parent-style-name="Standard" style:list-style-name="L1">
      <style:paragraph-properties fo:margin-left="0in" fo:margin-right="0in" fo:margin-top="0in" fo:margin-bottom="0in" fo:line-height="150%" fo:text-align="justify" style:justify-single-word="false" fo:text-indent="0in" style:auto-text-indent="false" fo:background-color="#eeeeee">
        <style:tab-stops>
          <style:tab-stop style:position="3.4102in"/>
        </style:tab-stops>
        <style:background-image/>
      </style:paragraph-properties>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P45" style:family="paragraph" style:parent-style-name="Standard">
      <style:paragraph-properties fo:margin-left="0in" fo:margin-right="0in" fo:line-height="150%" fo:text-align="justify" style:justify-single-word="false" fo:text-indent="0in" style:auto-text-indent="false"/>
    </style:style>
    <style:style style:name="P46" style:family="paragraph" style:parent-style-name="Standard">
      <style:paragraph-properties fo:margin-left="0in" fo:margin-right="0in" fo:line-height="150%" fo:text-align="justify" style:justify-single-word="false" fo:text-indent="0in" style:auto-text-indent="false"/>
      <style:text-properties fo:color="#000000" style:font-name="Arial" fo:font-size="16pt" fo:language="cs" fo:country="CZ" style:text-underline-style="none" style:font-size-asian="16pt" style:font-size-complex="16pt"/>
    </style:style>
    <style:style style:name="P47"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P48"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cc3300" style:font-name="Arial" fo:font-size="16pt" fo:letter-spacing="normal" fo:language="cs" fo:country="CZ" fo:font-style="normal" style:text-underline-style="none" fo:font-weight="bold" style:font-size-asian="16pt" style:font-weight-asian="bold" style:font-size-complex="16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cs" fo:country="CZ"/>
    </style:style>
    <style:style style:name="T5" style:family="text">
      <style:text-properties fo:language="cs" fo:country="CZ" style:text-underline-style="none"/>
    </style:style>
    <style:style style:name="T6" style:family="text">
      <style:text-properties fo:language="cs" fo:country="CZ" fo:font-style="italic" style:font-style-asian="italic" style:font-style-complex="italic"/>
    </style:style>
    <style:style style:name="T7" style:family="text">
      <style:text-properties fo:language="cs" fo:country="CZ" fo:font-style="normal" style:font-style-asian="normal" style:font-style-complex="normal"/>
    </style:style>
    <style:style style:name="T8" style:family="text">
      <style:text-properties fo:language="cs" fo:country="CZ" fo:font-weight="normal"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variant="normal" fo:text-transform="none" fo:letter-spacing="normal" fo:language="cs" fo:country="CZ" fo:font-style="normal" fo:font-weight="bold" style:font-weight-asian="bold" style:font-weight-complex="bold"/>
    </style:style>
    <style:style style:name="T12" style:family="text">
      <style:text-properties fo:font-variant="normal" fo:text-transform="none" style:font-name="Arial" fo:letter-spacing="normal" fo:font-style="normal" fo:font-weight="bold"/>
    </style:style>
    <style:style style:name="T13" style:family="text">
      <style:text-properties fo:font-variant="normal" fo:text-transform="none" style:font-name="Arial" fo:letter-spacing="normal" fo:font-style="normal" fo:font-weight="normal"/>
    </style:style>
    <style:style style:name="T14" style:family="text">
      <style:text-properties fo:font-variant="normal" fo:text-transform="none" style:font-name="Arial" fo:letter-spacing="normal" fo:font-style="normal" fo:font-weight="normal" style:font-weight-asian="normal" style:font-weight-complex="normal"/>
    </style:style>
    <style:style style:name="T15" style:family="text">
      <style:text-properties fo:font-variant="normal" fo:text-transform="none" style:font-name="Arial" fo:letter-spacing="normal" fo:language="cs" fo:country="CZ" fo:font-style="normal" fo:font-weight="normal" style:font-weight-asian="normal" style:font-weight-complex="normal"/>
    </style:style>
    <style:style style:name="T16" style:family="text">
      <style:text-properties fo:font-variant="normal" fo:text-transform="none" fo:color="#000000" style:font-name="Arial" fo:font-size="16pt" fo:letter-spacing="normal" fo:font-style="normal" fo:font-weight="normal" style:font-size-asian="16pt" style:font-size-complex="16pt"/>
    </style:style>
    <style:style style:name="T17" style:family="text">
      <style:text-properties fo:font-variant="normal" fo:text-transform="none" fo:color="#000000" style:font-name="Arial" fo:font-size="16pt" fo:letter-spacing="normal" fo:language="cs" fo:country="CZ" fo:font-style="normal" style:text-underline-style="none" fo:font-weight="normal" style:font-size-asian="16pt" style:font-size-complex="16pt"/>
    </style:style>
    <style:style style:name="T18" style:family="text">
      <style:text-properties fo:font-variant="normal" fo:text-transform="none" fo:color="#000000" style:font-name="Arial" fo:font-size="16pt" fo:letter-spacing="normal" fo:language="cs" fo:country="CZ" fo:font-style="normal" style:text-underline-style="none" fo:font-weight="normal"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style:font-name="Arial" fo:font-size="16pt" fo:letter-spacing="normal" fo:language="cs" fo:country="CZ" fo:font-style="normal" style:text-underline-style="none" fo:font-weight="normal" style:font-size-asian="16pt" style:font-weight-asian="normal" style:font-size-complex="16pt" style:font-weight-complex="normal"/>
    </style:style>
    <style:style style:name="T20" style:family="text">
      <style:text-properties fo:font-variant="normal" fo:text-transform="none" fo:color="#000000" style:font-name="Arial" fo:font-size="15pt" fo:letter-spacing="normal" fo:language="cs" fo:country="CZ" fo:font-style="normal" style:text-underline-style="none" fo:font-weight="normal" style:font-size-asian="15pt" style:font-style-asian="normal" style:font-weight-asian="normal" style:font-size-complex="15pt" style:font-style-complex="normal" style:font-weight-complex="normal"/>
    </style:style>
    <style:style style:name="T21" style:family="text">
      <style:text-properties fo:font-variant="normal" fo:text-transform="none" fo:color="#000000" style:text-line-through-style="none" style:font-name="Arial" fo:font-size="16pt" fo:letter-spacing="normal" fo:font-style="normal" style:text-underline-style="none" fo:font-weight="normal" style:text-blinking="false" fo:background-color="transparent" style:font-size-asian="16pt" style:font-size-complex="16pt"/>
    </style:style>
    <style:style style:name="T22" style:family="text">
      <style:text-properties fo:font-variant="normal" fo:text-transform="none" fo:color="#000000"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T23" style:family="text">
      <style:text-properties fo:font-variant="normal" fo:text-transform="none" fo:color="#006600" style:font-name="Arial" fo:font-size="16pt" fo:letter-spacing="normal" fo:font-style="normal" fo:font-weight="bold" style:font-size-asian="16pt" style:font-weight-asian="bold" style:font-size-complex="16pt" style:font-weight-complex="bold"/>
    </style:style>
    <style:style style:name="T24" style:family="text">
      <style:text-properties fo:font-variant="normal" fo:text-transform="none" fo:color="#006600" style:font-name="sans-serif" fo:font-size="16pt" fo:letter-spacing="normal" fo:language="cs" fo:country="CZ" fo:font-style="normal" style:text-underline-style="none" fo:font-weight="bold" style:font-size-asian="16pt" style:font-weight-asian="bold" style:font-size-complex="16pt" style:font-weight-complex="bold"/>
    </style:style>
    <style:style style:name="T25" style:family="text">
      <style:text-properties fo:font-variant="normal" fo:text-transform="none" fo:color="#006699" style:font-name="Arial" fo:font-size="16pt" fo:letter-spacing="normal" fo:font-style="normal" fo:font-weight="bold" style:font-size-asian="16pt" style:font-weight-asian="bold" style:font-size-complex="16pt" style:font-weight-complex="bold"/>
    </style:style>
    <style:style style:name="T26" style:family="text">
      <style:text-properties fo:font-variant="normal" fo:text-transform="none" fo:color="#222222" style:font-name="sans-serif" fo:font-size="16pt" fo:letter-spacing="normal" fo:language="cs" fo:country="CZ" fo:font-style="normal" style:text-underline-style="none" fo:font-weight="normal" style:font-size-asian="16pt" style:font-weight-asian="normal" style:font-size-complex="16pt" style:font-weight-complex="normal"/>
    </style:style>
    <style:style style:name="T27" style:family="text">
      <style:text-properties fo:font-variant="normal" fo:text-transform="none" fo:color="#222222" style:font-name="Arial" fo:font-size="16pt" fo:letter-spacing="normal" fo:language="cs" fo:country="CZ" fo:font-style="normal" fo:font-weight="normal" style:font-size-asian="16pt" style:font-size-complex="16pt"/>
    </style:style>
    <style:style style:name="T28" style:family="text">
      <style:text-properties fo:font-variant="normal" fo:text-transform="none" fo:color="#222222" style:font-name="Arial" fo:font-size="16pt" fo:letter-spacing="normal" fo:font-style="normal" fo:font-weight="normal" style:font-size-asian="16pt" style:font-size-complex="16pt"/>
    </style:style>
    <style:style style:name="T29" style:family="text">
      <style:text-properties fo:color="#222222"/>
    </style:style>
    <style:style style:name="T30" style:family="text">
      <style:text-properties fo:color="#222222" style:font-name="Arial" fo:font-size="16pt" style:font-size-asian="16pt" style:font-size-complex="16pt"/>
    </style:style>
    <style:style style:name="T31" style:family="text">
      <style:text-properties style:font-name="Arial"/>
    </style:style>
    <style:style style:name="T32" style:family="text">
      <style:text-properties style:font-name="Arial" fo:font-weight="normal" style:font-weight-asian="normal" style:font-weight-complex="normal"/>
    </style:style>
    <style:style style:name="T33" style:family="text">
      <style:text-properties style:font-name="Arial" fo:language="en" fo:country="US" fo:font-weight="normal" style:font-weight-asian="normal" style:font-weight-complex="normal"/>
    </style:style>
    <style:style style:name="T34" style:family="text">
      <style:text-properties style:font-name="Arial" style:font-style-asian="italic" style:font-style-complex="italic"/>
    </style:style>
    <style:style style:name="T35" style:family="text">
      <style:text-properties fo:font-weight="normal" style:font-weight-asian="normal" style:font-weight-complex="normal"/>
    </style:style>
    <style:style style:name="T36" style:family="text">
      <style:text-properties style:font-weight-asian="normal" style:font-weight-complex="normal"/>
    </style:style>
    <style:style style:name="T37" style:family="text">
      <style:text-properties fo:color="#006600" fo:font-weight="bold" style:font-weight-asian="bold" style:font-weight-complex="bold"/>
    </style:style>
    <style:style style:name="T38" style:family="text">
      <style:text-properties style:font-name="Roboto"/>
    </style:style>
    <style:style style:name="T39" style:family="text">
      <style:text-properties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brý den,</text:p>
      <text:p text:style-name="P1">jmenuji se Dalibor Pavlík. Chtěl <text:span text:style-name="T1">bych</text:span> se vás zeptat na něco, co se týká mé činnosti a CC licencí. <text:span text:style-name="T1">Za jakoukoli odpov</text:span>ěď bud<text:span text:style-name="T1">u</text:span> vděčný.</text:p>
      <text:p text:style-name="P1"/>
      <text:p text:style-name="P11">POVOLENÍ</text:p>
      <text:p text:style-name="P1">Začal jsem tvořit buddhistický YouTube kanál PANDITA CZ.</text:p>
      <text:p text:style-name="P1"/>
      <text:p text:style-name="P1">https://www.youtube.com/channel/UC1IIp3Yo_PaJPsEU9BUk1ew</text:p>
      <text:p text:style-name="P1"/>
      <text:p text:style-name="P1">Od Buddhistické společnosti Západní Austrálie (BSZA) mám povolení používat videa z jejich YouTube kanálu. <text:s/></text:p>
      <text:p text:style-name="P1"/>
      <text:p text:style-name="P1">https://www.youtube.com/user/BuddhistSocietyWA</text:p>
      <text:p text:style-name="P1"/>
      <text:p text:style-name="P1">To znamená, že můžu ta videa stáhnout, vytvořit k nim titulky nebo české znění, a umístit je na můj YouTube kanál PANDITA CZ. </text:p>
      <text:p text:style-name="P1"/>
      <text:p text:style-name="P22">VYTVOŘENÉ TITULKY </text:p>
      <text:p text:style-name="P39">Ke dne<text:span text:style-name="T4">šnímu dni (</text:span>28.5.2021<text:span text:style-name="T4">) jsem vytvořil titulky k těmto videím:</text:span></text:p>
      <text:p text:style-name="P1">Čtyři způsoby, jak se pustit -<text:span text:style-name="T1"> </text:span>Four Ways of Letting Go </text:p>
      <text:p text:style-name="P1">Inteligence není moudrost -<text:span text:style-name="T1"> Inteligence is Not Wisdom </text:span></text:p>
      <text:p text:style-name="P1">Učíme se, jak být v klidu sami se sebou -<text:span text:style-name="T1"> Learn to be at </text:span>p<text:span text:style-name="T1">eace with </text:span>yourself</text:p>
      <text:p text:style-name="P11"><text:soft-page-break/>AUTORSKÝ ZÁKON</text:p>
      <text:p text:style-name="P1">Autorský zákon <text:s/><text:span text:style-name="T1">[ </text:span><text:span text:style-name="T32">zákon č. 121/2000 </text:span><text:span text:style-name="T33">]</text:span><text:span text:style-name="T31"> </text:span>chrání moji práci, kterou jsem odvedl na těchto titulcích. To ale není přesně to, co bych chtěl. České buddhistické komunitě – té současné i té v budoucnosti – <text:s/>bych chtěl nechat <text:span text:style-name="T1">tento vzkaz</text:span>:</text:p>
      <text:p text:style-name="P1"/>
      <text:p text:style-name="P1">„Ahoj. Určitě neváhejte. Všechno, co jsem vytvořil, můžete použít, jak jen budete chtít. Nemusíte ani nikde uvádět moje jméno. Máte povolení moji práci použít.“</text:p>
      <text:p text:style-name="P1"/>
      <text:p text:style-name="P1">Jak to ale můžu udělat? </text:p>
      <text:p text:style-name="P1"/>
      <text:p text:style-name="P4">Jako ide<text:span text:style-name="T4">ální se mi zdálo použít ke zveřejnění mojí práce licenci CC0 1.0. Zveřejněním mojí práce za podmínek této licence bych se jako autor vzdal všech práv, která souvisí s prací, kterou jsem vložil do tvorby titulků. To ale autorský zákon neumožnuje </text:span>[ <text:span text:style-name="T4">§11- (4), §26 - (1) </text:span>].</text:p>
      <text:p text:style-name="P4"/>
      <text:p text:style-name="P5"><text:span text:style-name="T4">Dobře tuto situaci popisuje následující pasáž z knihy </text:span><text:span text:style-name="T6">Veřejné licence v České republice 2.0. </text:span><text:span text:style-name="T7">Najdete ji na stránce 55.</text:span></text:p>
      <text:p text:style-name="P3"/>
      <text:p text:style-name="P3"/>
      <text:p text:style-name="P3"/>
      <text:p text:style-name="P3"/>
      <text:p text:style-name="P34"><text:soft-page-break/></text:p>
      <text:p text:style-name="P34">V souvislosti s licencemi Creative Commons se lze setkat ještě se dvěma nástroji. Konkrétně se jedná o „licenci“ CC0 (CC Zero) a tzv. Public Domain Mark. </text:p>
      <text:p text:style-name="P34"/>
      <text:p text:style-name="P35">• CC0 je zamýšlen jako nástroj, kterým se autor vzdává veškerých práv ke konkrétnímu dílu. V České republice by ovšem takové právní jednání nebylo platné, neboť není právem dovolené. CC Zero na tyto situace ovšem pamatuje a v případě nedovolenosti takového jednání stanovuje, že se jedná o maximální možnou právem dovolenou licenci („Public License Fallback“) – tedy licenci Creative Commons „Uveďte autora“ 4.0. V rámci bezproblémové aplikace nedoporučujeme tento nástroj užívat a místo něj raději používat nejliberálnější univerzální licenci Creative Commons „Uveďte autora“ 4.0. </text:p>
      <text:p text:style-name="P34"/>
      <text:p text:style-name="P36">Zdroj:</text:p>
      <text:p text:style-name="P36">Veřejné licence v České republice, <text:span text:style-name="T4">verze 2.0</text:span></text:p>
      <text:p text:style-name="P36"><text:span text:style-name="T4">Kolektiv autorů: </text:span>Matěj Myška, Radim Polčák, </text:p>
      <text:p text:style-name="P37"><text:span text:style-name="T35">Jaromír Šavelka, Libor Kyncl </text:span><text:span text:style-name="T8">a </text:span><text:span text:style-name="T35">Iveta Sviráková <text:line-break/></text:span></text:p>
      <text:p text:style-name="P1"/>
      <text:p text:style-name="P1">Budu tedy pro moji činnost používat licenci CC <text:span text:style-name="T35">„Uveďte autora“ 4.0. Název této licence je překládán i jako CC Uveďtě původ 4.0.</text:span></text:p>
      <text:p text:style-name="P10"><text:soft-page-break/><text:span text:style-name="T2">P</text:span><text:span text:style-name="T10">ŘEKÁŽKA</text:span></text:p>
      <text:p text:style-name="P1">Problém je, že nejsem vlastníkem videí, ke kterým jsem titulky vytvořil. Vlastníkem těchto videí je Buddhistická společnost Západní Austrálie. Proto nemůžu být ani vlastníkem titulků, které jsem vytvořil. A proto je ani nemůžu publikovat pod licencí <text:span text:style-name="T35">CC Uveďt</text:span><text:span text:style-name="T3">e</text:span><text:span text:style-name="T35"> původ 4.0.</text:span></text:p>
      <text:p text:style-name="P2"/>
      <text:p text:style-name="P1">Dá se to nějak vyřešit? Mohl bych třeba publikovat pod licencí CC <text:span text:style-name="T35">Uveďt</text:span><text:span text:style-name="T3">e</text:span><text:span text:style-name="T35"> původ 4.0.</text:span> jenom práci, kterou jsem na titulcích odvedl? Nebo existuje nějaké další řešení?</text:p>
      <text:p text:style-name="P1"/>
      <text:p text:style-name="P10"><text:span text:style-name="T2">D</text:span><text:span text:style-name="T10">OBRÝ DŮSLEDEK</text:span></text:p>
      <text:p text:style-name="P1">Pokud bych mohl zvěřejnit pod licencí CC <text:span text:style-name="T35">Uveďt</text:span><text:span text:style-name="T3">e</text:span><text:span text:style-name="T35"> původ 4.0.</text:span> jenom moji práci na titulcích, mělo by to jeden velmi dobrý důsledek.</text:p>
      <text:p text:style-name="P1"/>
      <text:p text:style-name="P1">V budoucnosti by v České republice mohl dostat povolení požívat videa BSZA někdo další. Pokud by se tak stalo, nemuseli by se mě držitelé tohoto povolení ptát i na moje povolení. Moje povolení by bylo garantováno zveřejněním mojí práce pod licencí C<text:span text:style-name="T1">C </text:span><text:span text:style-name="T35">Uveďt</text:span><text:span text:style-name="T3">e</text:span><text:span text:style-name="T35"> původ 4.0.</text:span></text:p>
      <text:p text:style-name="P2"/>
      <text:p text:style-name="P11"/>
      <text:p text:style-name="P11"/>
      <text:p text:style-name="P11"/>
      <text:p text:style-name="P11"><text:soft-page-break/>ODPOVĚĎ</text:p>
      <text:p text:style-name="P1">Nyní se pokusím na moji otázku odpovědět. </text:p>
      <text:p text:style-name="P1"/>
      <text:p text:style-name="P12">A</text:p>
      <text:p text:style-name="P2">Na této stránce jsem našel něco, co se myslím týká i mojí <text:span text:style-name="T1">situace</text:span>.</text:p>
      <text:p text:style-name="P2"/>
      <text:p text:style-name="P2">https://www.creativecommons.cz/pro-autory/publikace-del/</text:p>
      <text:p text:style-name="P2"/>
      <text:p text:style-name="P38"><text:span text:style-name="Strong_20_Emphasis"><text:span text:style-name="T12"/></text:span></text:p>
      <text:p text:style-name="P38"><text:span text:style-name="Strong_20_Emphasis"><text:span text:style-name="T12">„Vlastníte materiál, který chcete licencovat?</text:span></text:span><text:span text:style-name="Strong_20_Emphasis"><text:span text:style-name="T13"> Pokud ne, jste oprávněni tento materiál licencovat? Licenci Creative Commons nemůžete použít na materiál, který nevlastníte nebo nejste k takovému kroku oprávněni.</text:span></text:span><text:span text:style-name="Strong_20_Emphasis"><text:span text:style-name="T12">“</text:span></text:span></text:p>
      <text:p text:style-name="P38"><text:span text:style-name="Strong_20_Emphasis"><text:span text:style-name="T12"/></text:span></text:p>
      <text:p text:style-name="P9"><text:span text:style-name="Strong_20_Emphasis"><text:span text:style-name="T12"/></text:span></text:p>
      <text:p text:style-name="P9"><text:span text:style-name="Strong_20_Emphasis"><text:span text:style-name="T14">Podobn</text:span></text:span><text:span text:style-name="Strong_20_Emphasis"><text:span text:style-name="T15">é vyjádření jsem pak našel na této stránce.</text:span></text:span></text:p>
      <text:p text:style-name="P9"><text:span text:style-name="Strong_20_Emphasis"><text:span text:style-name="T15"/></text:span></text:p>
      <text:p text:style-name="P9"><text:a xlink:type="simple" xlink:href="https://wiki.creativecommons.org/wiki/Considerations_for_licensors_and_licensees" text:style-name="Internet_20_link" text:visited-style-name="Visited_20_Internet_20_Link"><text:span text:style-name="Strong_20_Emphasis"><text:span text:style-name="T15">https://wiki.creativecommons.org/wiki/Considerations_for_licensors_and_licensees</text:span></text:span></text:a></text:p>
      <text:p text:style-name="P38"><text:span text:style-name="Strong_20_Emphasis"><text:span text:style-name="T15"/></text:span></text:p>
      <text:p text:style-name="P38"><text:span text:style-name="Strong_20_Emphasis"><text:span text:style-name="T15">„If the material includes rights held by others, make sure to get permission to sublicense those rights under the CC license.“</text:span></text:span></text:p>
      <text:p text:style-name="P38"><text:span text:style-name="Strong_20_Emphasis"><text:span text:style-name="T15"/></text:span></text:p>
      <text:p text:style-name="P9"><text:soft-page-break/><text:span text:style-name="Strong_20_Emphasis"><text:span text:style-name="T15">Mohla by mi Buddhistická společnost Západní Austrálie dát povolení, abych celý text titulků zveřejnil pod licencí CC Uveďte původ 4.0? Dalo by se to vyřešit tímto způsobem?</text:span></text:span></text:p>
      <text:p text:style-name="P9"><text:span text:style-name="Strong_20_Emphasis"><text:span text:style-name="T15"/></text:span></text:p>
      <text:p text:style-name="P13"><text:span text:style-name="Strong_20_Emphasis"><text:span text:style-name="T11">B</text:span></text:span></text:p>
      <text:p text:style-name="P1">Na této stránce jsem našel následující text.</text:p>
      <text:p text:style-name="P1"/>
      <text:p text:style-name="P1">https://creativecommons.org/faq/#may-i-apply-a-cc-license-to-my-work-if-it-incorporates-material-used-under-fair-use-or-another-exception-or-limitation-to-copyright</text:p>
      <text:p text:style-name="P40"/>
      <text:p text:style-name="P33"><text:bookmark text:name="may-i-apply-a-cc-license-to-my-work-if-it-incorporates-material-used-under-fair-use-or-another-exception-or-limitation-to-copyright"/><text:span text:style-name="T5">„</text:span>May I apply a CC license to my work if it incorporates material used under fair use or another exception or limitation to copyright?</text:p>
      <text:p text:style-name="P32"><text:span text:style-name="T25">Yes, but it is important to prominently mark any third party material you incorporate into your work so reusers do not think the CC license applies to that material.</text:span><text:span text:style-name="T16"> </text:span><text:span text:style-name="T23">The CC license only applies to the rights you have in the work.</text:span><text:span text:style-name="T16"> For example, if your CC-licensed slide deck includes a Flickr image you are using pursuant to fair use, make sure to identify that image as not being subject to the CC license. For more information about incorporating work owned by others, see our page about </text:span><text:a xlink:type="simple" xlink:href="https://wiki.creativecommons.org/wiki/Marking/Creators/Marking_third_party_content" text:style-name="Internet_20_link" text:visited-style-name="Visited_20_Internet_20_Link"><text:span text:style-name="T21">marking third party content</text:span></text:a><text:span text:style-name="T16">. Read more considerations for licensors </text:span><text:a xlink:type="simple" xlink:href="https://wiki.creativecommons.org/wiki/Considerations_for_licensors_and_licensees" text:style-name="Internet_20_link" text:visited-style-name="Visited_20_Internet_20_Link"><text:span text:style-name="T21">here</text:span></text:a><text:span text:style-name="T16">.</text:span><text:span text:style-name="T17">“</text:span></text:p>
      <text:p text:style-name="P14"><text:soft-page-break/>Tady se mi zdá jako klíčová tato věta: „The CC license only applies to the rights you have in the work.“ </text:p>
      <text:p text:style-name="P14"/>
      <text:p text:style-name="P14">To by opravdu mělo znamenat, že moji práci na titulcích můžu publikovat pod licencí CC <text:span text:style-name="T36">Uveďtě původ 4.0.</text:span> Jen musím dostatečně upozornit na to, že nejsem vlastníkem předlohy, ke které jsem titulky vytvořil.</text:p>
      <text:p text:style-name="P14"/>
      <text:p text:style-name="P18">OZNAČENÍ TŘETÍCH STRAN</text:p>
      <text:p text:style-name="P15">Na této stránce jsem pak našel bližší informace k tomu, jakým způsobem bych měl moji práci označit. </text:p>
      <text:p text:style-name="P15"/>
      <text:p text:style-name="P15"><text:a xlink:type="simple" xlink:href="https://wiki.creativecommons.org/wiki/Marking/Creators/Marking_third_party_content" text:style-name="Internet_20_link" text:visited-style-name="Visited_20_Internet_20_Link">https://wiki.creativecommons.org/wiki/Marking/Creators/Marking_third_party_content</text:a><text:line-break/></text:p>
      <text:p text:style-name="P15">Zaujaly mě na ní tyto dvě části.</text:p>
      <text:p text:style-name="P45"><text:span text:style-name="T19"/></text:p>
      <text:p text:style-name="P32"><text:span text:style-name="T19">„</text:span><text:span text:style-name="T24">Using third party content in your work that is not offered under the same license terms as the rest of your work may require additional marking.</text:span><text:span text:style-name="T26"> If you include works offered under other Creative Commons licenses, additional marking may be required for attribution. </text:span><text:span text:style-name="T22">If you include third party content in your work that may not be available for reuse under the same terms as the rest of the work,</text:span><text:span text:style-name="T26"> </text:span><text:span text:style-name="T24">you </text:span><text:soft-page-break/><text:span text:style-name="T24">should warn users and mark it with any additional information that may be helpful.</text:span><text:span text:style-name="T26"> </text:span><text:span text:style-name="T28">CC offers </text:span><text:span text:style-name="T27">additional explanation and tips </text:span><text:span text:style-name="T28">on giving thorough notices and marking for works.</text:span><text:span text:style-name="T30"> </text:span><text:span text:style-name="T19">“</text:span></text:p>
      <text:p text:style-name="P43"/>
      <text:p text:style-name="P15"><text:span text:style-name="T29"/></text:p>
      <text:p text:style-name="P30"><text:span text:style-name="T29"/></text:p>
      <text:p text:style-name="P30"><text:span text:style-name="T29">„CC licenses are designed to let others know how they may use a work without infringing copyright. </text:span><text:span text:style-name="T37">Sometimes, it may be helpful for a licensor to offer users guidance beyond the terms of the license.</text:span><text:span text:style-name="T29"> CC licensors can use notices and marking to inform users of any limitations on the application of the CC license to their work.“</text:span> </text:p>
      <text:p text:style-name="P30"/>
      <text:p text:style-name="P15"/>
      <text:p text:style-name="P15">There is no definitive....</text:p>
      <text:p text:style-name="P15"/>
      <text:p text:style-name="P18">YOUTUBE </text:p>
      <text:p text:style-name="P15">Moje práce na titulcích, kterou chci zveřejnit pod licencí CC Uveďte původ 4.0 je k dispozici na Youtube. Informaci o CC licenci k českým titulkům můžu uvést v popisku každého videa. To jsem se dočetl na následující stránce. </text:p>
      <text:p text:style-name="P15"/>
      <text:p text:style-name="P15"><text:a xlink:type="simple" xlink:href="https://creativecommons.org/faq/#how-do-i-apply-a-creative-commons-license-to-my-material" text:style-name="Internet_20_link" text:visited-style-name="Visited_20_Internet_20_Link">https://creativecommons.org/faq/#how-do-i-apply-a-creative-commons-license-to-my-material</text:a></text:p>
      <text:p text:style-name="P15"><text:soft-page-break/></text:p>
      <text:p text:style-name="P30"><text:span text:style-name="Strong_20_Emphasis"><text:span text:style-name="T35"/></text:span></text:p>
      <text:p text:style-name="P30"><text:span text:style-name="Strong_20_Emphasis"><text:span text:style-name="T35">„</text:span></text:span><text:span text:style-name="Strong_20_Emphasis"><text:span text:style-name="T9">For third-party platforms</text:span></text:span>: Many media platforms like Flickr, YouTube, and SoundCloud have built-in Creative Commons capabilities, letting users mark their material with a CC license through their account settings. The benefit of using this functionality is that it allows other people to find your content when searching those plattforms for CC-licensed material. <text:span text:style-name="T37">If the platform where you’re uploading your content does not support CC licensing, you can still identify your content as CC-licensed in the text description of your content.</text:span>“</text:p>
      <text:p text:style-name="P30"/>
      <text:p text:style-name="P15"/>
      <text:p text:style-name="P15">O možnosti specifikovat CC licence v popisku YouTube videa informuje i Edinburská univerzita.</text:p>
      <text:p text:style-name="P15"/>
      <text:p text:style-name="P16"><text:a xlink:type="simple" xlink:href="https://open.ed.ac.uk/how-to-guides/adding-a-creative-commons-licence-to-your-resource/applying-a-cc-licence-on-youtube/" text:style-name="Internet_20_link" text:visited-style-name="Visited_20_Internet_20_Link">https://open.ed.ac.uk/how-to-guides/adding-a-creative-commons-licence-to-your-resource/applying-a-cc-licence-on-youtube/</text:a></text:p>
      <text:p text:style-name="P16"/>
      <text:p text:style-name="P16"><text:a xlink:type="simple" xlink:href="http://www.docs.is.ed.ac.uk/docs/ede/How_to_apply_a_CC_licence_on_YouTube.pdf" text:style-name="Internet_20_link" text:visited-style-name="Visited_20_Internet_20_Link">http://www.docs.is.ed.ac.uk/docs/ede/How_to_apply_a_CC_licence_on_YouTube.pdf</text:a></text:p>
      <text:p text:style-name="P19"/>
      <text:p text:style-name="P18"/>
      <text:p text:style-name="P18"><text:soft-page-break/>Ř<text:span text:style-name="T1">E</text:span>ŠENÍ</text:p>
      <text:p text:style-name="P15">K výše zmíněným videím s titulky jsem přidal do popisku videa tento text:</text:p>
      <text:p text:style-name="P15"/>
      <text:p text:style-name="P30"/>
      <text:p text:style-name="P30">//<text:span text:style-name="T10">CC-BY</text:span> INFORMACE O MOŽNOSTI POUŽÍT ČESKÉ TITULKY</text:p>
      <text:p text:style-name="P30">Autorem českých titulků k tomuto videu je Dalibor Pavlík. Práce na jejich tvorbě je licencována za podmínek licence </text:p>
      <text:p text:style-name="P30"/>
      <text:p text:style-name="P30">CC Uveďte původ 4.0. Mezinárodní. </text:p>
      <text:p text:style-name="P30">https://creativecommons.org/licenses/by/4.0/deed.cs </text:p>
      <text:p text:style-name="P31"><text:line-break/><text:span text:style-name="T39">Licence se nevztahuje na celý text titulků, vztahuje se pouze k práci, která byla vložena do jejich tvorby.</text:span><text:span text:style-name="T38"> </text:span></text:p>
      <text:p text:style-name="P42"/>
      <text:p text:style-name="P42">Podrobnější informace o možnosti použít české titulky najdete zde:</text:p>
      <text:p text:style-name="P42">https://drive.google.com/drive/u/0/folders/16nYDrS2RoqtO4ttlh4zDNIQW5lw3t0vA<text:span text:style-name="T31"> <text:line-break/></text:span></text:p>
      <text:p text:style-name="P15"/>
      <text:p text:style-name="P15">Ve složce, na kterou tento text odkazuje, je pak soubor s podrobnými instrukcemi k použití titulků.</text:p>
      <text:p text:style-name="P15"/>
      <text:p text:style-name="P30"><text:soft-page-break/></text:p>
      <text:p text:style-name="P24">Oprávnění k <text:s/>použití za podmínek licence </text:p>
      <text:p text:style-name="P24">CC Uveďte původ 4.0. Mezinárodní</text:p>
      <text:p text:style-name="P25"/>
      <text:p text:style-name="P25">V této složce jsou uloženy české titulky. <text:span text:style-name="T1">V</text:span>šechny byly vytvořeny k videím, která jsou ve vlastnictví Buddhistické společnosti Západní <text:s/>Austrálie. </text:p>
      <text:p text:style-name="P25"/>
      <text:p text:style-name="P26">Autorem těchto titulků je Dalibor Pavlík. Práce na jejich tvorbě je licencována za podmínek licence </text:p>
      <text:p text:style-name="P26">CC Uveďtě původ 4.0. Mezinárodní.<text:line-break/><text:line-break/>Odkaz na zkrácený text licence najdete na adrese:<text:line-break/><text:span text:style-name="T34">https://creativecommons.org/licenses/by/4.0/deed.cs </text:span></text:p>
      <text:p text:style-name="P28"/>
      <text:p text:style-name="P27">Licence se nevztahuje na celý text titulků, vztahuje se pouze k práci, která byla vložena do jejich tvorby. Z toho vyplývá, že pokud někdo bude chtít tyto titulky použít, tak:</text:p>
      <text:list xml:id="list8414245328935659018" text:style-name="L1">
        <text:list-header>
          <text:p text:style-name="P44"/>
        </text:list-header>
        <text:list-item>
          <text:p text:style-name="P44">k tomu musí mít souhlas Buddhistické společnosti Západní Austrálie, která je vlastníkem předlohy, podle které byly tyto titulky vytvořeny. </text:p>
          <text:p text:style-name="P44"/>
        </text:list-item>
        <text:list-item>
          <text:p text:style-name="P44"><text:soft-page-break/>nemusí mít souhlas autora českých titulků, který je podle předlohy vytvořil. V případě použití titulků je nutné pouze uvést jeho jméno. </text:p>
          <text:p text:style-name="P44"/>
        </text:list-item>
      </text:list>
      <text:p text:style-name="P23"><text:span text:style-name="T18">Tato licence se vztahuje ke všem souborům, které jsou v této složce.</text:span><text:span text:style-name="T20"><text:line-break/></text:span></text:p>
      <text:p text:style-name="P21"/>
      <text:p text:style-name="P20">OTÁZKY NA ZÁVĚR</text:p>
      <text:p text:style-name="P17">Můžu pod licencí CC Uveďtě původ 4.0. licencovat pouze práci, kterou jsem vložil do tvorby titulků? Pokud ano, můžu to udělat způsobem, který jsem popsal?</text:p>
      <text:p text:style-name="P17"/>
      <text:p text:style-name="P17">V případě, že to možné není, můžu pod licencí CC Uveďte původ 4.0 Mezinárodní zveřejnit celý text titulků? Určitě rozumím tomu, že bych k tomu potřeboval svolení BSZA.</text:p>
      <text:p text:style-name="P17"/>
      <text:p text:style-name="P17">S pozdravem, Dalibor Pavlík</text:p>
      <text:p text:style-name="P17"/>
      <text:p text:style-name="P17"/>
      <text:p text:style-name="P7"/>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Noto, sans-serif"/>
    <style:font-face style:name="sans-serif" svg:font-family="sans-serif"/>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 Unicode MS" style:font-size-complex="12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20T18:40:27.39</meta:creation-date>
    <dc:date>2021-05-29T07:24:32.43</dc:date>
    <meta:editing-duration>P2DT12H30M15S</meta:editing-duration>
    <meta:editing-cycles>121</meta:editing-cycles>
    <meta:generator>OpenOffice/4.1.5$Win32 OpenOffice.org_project/415m1$Build-9789</meta:generator>
    <meta:document-statistic meta:table-count="0" meta:image-count="0" meta:object-count="0" meta:page-count="12" meta:paragraph-count="87" meta:word-count="1467" meta:character-count="9855"/>
  </office:meta>
</office:document-meta>
</file>